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rimson Text" svg:font-family="'Crimson Text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39cm" fo:min-width="2.67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textarea-horizontal-align="justify" draw:textarea-vertical-align="middle" draw:auto-grow-height="false" fo:min-height="0.493cm" fo:min-width="3.31cm"/>
    </style:style>
    <style:style style:name="gr4" style:family="graphic" style:parent-style-name="standard">
      <style:graphic-properties draw:textarea-horizontal-align="justify" draw:textarea-vertical-align="middle" draw:auto-grow-height="false" fo:min-height="0.631cm" fo:min-width="2.185cm"/>
    </style:style>
    <style:style style:name="gr5" style:family="graphic" style:parent-style-name="standard">
      <style:graphic-properties draw:textarea-horizontal-align="justify" draw:textarea-vertical-align="middle" draw:auto-grow-height="false" fo:min-height="0.337cm" fo:min-width="0.126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.631cm" fo:min-width="2.185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337cm" fo:min-width="0.126cm"/>
    </style:style>
    <style:style style:name="gr8" style:family="graphic" style:parent-style-name="standard">
      <style:graphic-properties draw:stroke="none" svg:stroke-color="#000000" draw:textarea-horizontal-align="justify" draw:textarea-vertical-align="middle" draw:auto-grow-height="false" fo:min-height="0.493cm" fo:min-width="2.131cm"/>
    </style:style>
    <style:style style:name="gr9" style:family="graphic" style:parent-style-name="standard">
      <style:graphic-properties draw:textarea-horizontal-align="justify" draw:textarea-vertical-align="middle" draw:auto-grow-height="false" fo:min-height="0.639cm" fo:min-width="2.7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rimson Tex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style:font-name="Crimson Text" style:font-size-asian="18pt" style:font-size-complex="18pt"/>
    </style:style>
    <style:style style:name="T1" style:family="text">
      <style:text-properties style:font-name="Crimson Tex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">
        <draw:custom-shape draw:style-name="gr1" draw:text-style-name="P2" xml:id="id2" draw:id="id2" draw:layer="layout" svg:width="3.175cm" svg:height="0.889cm" svg:x="0.381cm" svg:y="2.594cm">
          <text:p text:style-name="P1"><text:span text:style-name="T1">min-max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.941cm" svg:y1="1.897cm" svg:x2="1.968cm" svg:y2="2.594cm" draw:start-shape="id1" draw:start-glue-point="2" draw:end-shape="id2" draw:end-glue-point="0" svg:d="M1941 1897l27 697" svg:viewBox="0 0 28 698">
          <text:p/>
        </draw:connector>
        <draw:custom-shape draw:style-name="gr1" draw:text-style-name="P2" xml:id="id3" draw:id="id3" draw:layer="layout" svg:width="3.175cm" svg:height="0.889cm" svg:x="0.381cm" svg:y="4.199cm">
          <text:p text:style-name="P1"><text:span text:style-name="T1">filter</text:span></text:p>
          <draw:enhanced-geometry svg:viewBox="0 0 21600 21600" draw:type="rectangle" draw:enhanced-path="M 0 0 L 21600 0 21600 21600 0 21600 0 0 Z N"/>
        </draw:custom-shape>
        <draw:g xml:id="id1" draw:id="id1">
          <draw:g>
            <draw:glue-point draw:id="4" svg:x="3.572cm" svg:y="1.988cm"/>
            <draw:custom-shape draw:style-name="gr3" draw:text-style-name="P2" draw:layer="layout" svg:width="3.81cm" svg:height="0.743cm" svg:x="0.036cm" svg:y="0.008cm">
              <text:p text:style-name="P1"><text:span text:style-name="T1">sent_tf_seq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4" draw:text-style-name="P2" draw:layer="layout" svg:width="2.685cm" svg:height="0.881cm" svg:x="0.636cm" svg:y="0.7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2" draw:layer="layout" svg:width="0.626cm" svg:height="0.587cm" svg:x="1.64cm" svg:y="0.92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2" draw:layer="layout" svg:width="0.626cm" svg:height="0.587cm" svg:x="2.556cm" svg:y="0.92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2" draw:layer="layout" svg:width="0.626cm" svg:height="0.587cm" svg:x="0.794cm" svg:y="0.92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6" draw:text-style-name="P4" draw:layer="layout" svg:width="2.685cm" svg:height="0.881cm" svg:x="0.871cm" svg:y="1.0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4" draw:layer="layout" svg:width="0.626cm" svg:height="0.587cm" svg:x="1.875cm" svg:y="1.1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4" draw:layer="layout" svg:width="0.626cm" svg:height="0.587cm" svg:x="2.791cm" svg:y="1.1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4" draw:layer="layout" svg:width="0.626cm" svg:height="0.587cm" svg:x="1.029cm" svg:y="1.1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glue-point draw:id="4" svg:x="3.572cm" svg:y="1.237cm"/>
            <draw:glue-point draw:id="5" svg:x="3.572cm" svg:y="2.801cm"/>
            <draw:custom-shape draw:style-name="gr3" draw:text-style-name="P2" draw:layer="layout" svg:width="3.81cm" svg:height="0.743cm" svg:x="3.336cm" svg:y="0.008cm">
              <text:p text:style-name="P1"><text:span text:style-name="T1">doc_tf_seq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4" draw:text-style-name="P2" draw:layer="layout" svg:width="2.685cm" svg:height="0.881cm" svg:x="3.936cm" svg:y="0.7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2" draw:layer="layout" svg:width="0.626cm" svg:height="0.587cm" svg:x="4.94cm" svg:y="0.92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2" draw:layer="layout" svg:width="0.626cm" svg:height="0.587cm" svg:x="5.856cm" svg:y="0.92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2" draw:layer="layout" svg:width="0.626cm" svg:height="0.587cm" svg:x="4.094cm" svg:y="0.92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6" draw:text-style-name="P4" draw:layer="layout" svg:width="2.685cm" svg:height="0.881cm" svg:x="4.271cm" svg:y="1.0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4" draw:layer="layout" svg:width="0.626cm" svg:height="0.587cm" svg:x="5.275cm" svg:y="1.1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4" draw:layer="layout" svg:width="0.626cm" svg:height="0.587cm" svg:x="6.191cm" svg:y="1.1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4" draw:layer="layout" svg:width="0.626cm" svg:height="0.587cm" svg:x="4.429cm" svg:y="1.1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3" draw:text-style-name="P2" draw:layer="layout" svg:width="3.81cm" svg:height="0.743cm" svg:x="6.636cm" svg:y="0.008cm">
              <text:p text:style-name="P1"><text:span text:style-name="T1">sent_sim_seq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4" draw:text-style-name="P2" draw:layer="layout" svg:width="2.685cm" svg:height="0.881cm" svg:x="7.236cm" svg:y="0.751cm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2" draw:layer="layout" svg:width="0.626cm" svg:height="0.587cm" svg:x="8.24cm" svg:y="0.926cm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2" draw:layer="layout" svg:width="0.626cm" svg:height="0.587cm" svg:x="9.156cm" svg:y="0.926cm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2" draw:layer="layout" svg:width="0.626cm" svg:height="0.587cm" svg:x="7.394cm" svg:y="0.926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6" draw:text-style-name="P4" draw:layer="layout" svg:width="2.685cm" svg:height="0.881cm" svg:x="7.571cm" svg:y="1.0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4" draw:layer="layout" svg:width="0.626cm" svg:height="0.587cm" svg:x="8.575cm" svg:y="1.1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4" draw:layer="layout" svg:width="0.626cm" svg:height="0.587cm" svg:x="9.491cm" svg:y="1.1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4" draw:layer="layout" svg:width="0.626cm" svg:height="0.587cm" svg:x="7.729cm" svg:y="1.1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3" draw:text-style-name="P2" draw:layer="layout" svg:width="3.81cm" svg:height="0.743cm" svg:x="10.036cm" svg:y="0.008cm">
              <text:p text:style-name="P1"><text:span text:style-name="T1">doc_sim_seq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4" draw:text-style-name="P2" draw:layer="layout" svg:width="2.685cm" svg:height="0.881cm" svg:x="10.636cm" svg:y="0.751cm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2" draw:layer="layout" svg:width="0.626cm" svg:height="0.587cm" svg:x="11.64cm" svg:y="0.926cm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2" draw:layer="layout" svg:width="0.626cm" svg:height="0.587cm" svg:x="12.556cm" svg:y="0.926cm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2" draw:layer="layout" svg:width="0.626cm" svg:height="0.587cm" svg:x="10.794cm" svg:y="0.926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6" draw:text-style-name="P4" draw:layer="layout" svg:width="2.685cm" svg:height="0.881cm" svg:x="10.971cm" svg:y="1.0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4" draw:layer="layout" svg:width="0.626cm" svg:height="0.587cm" svg:x="11.975cm" svg:y="1.1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4" draw:layer="layout" svg:width="0.626cm" svg:height="0.587cm" svg:x="12.891cm" svg:y="1.1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4" draw:layer="layout" svg:width="0.626cm" svg:height="0.587cm" svg:x="11.129cm" svg:y="1.1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3" draw:text-style-name="P2" draw:layer="layout" svg:width="3.81cm" svg:height="0.743cm" svg:x="13.435cm" svg:y="0.072cm">
              <text:p text:style-name="P1"><text:span text:style-name="T1">doc_size_seq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4" draw:text-style-name="P2" draw:layer="layout" svg:width="2.685cm" svg:height="0.881cm" svg:x="14.035cm" svg:y="0.815cm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2" draw:layer="layout" svg:width="0.626cm" svg:height="0.587cm" svg:x="15.039cm" svg:y="0.99cm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2" draw:layer="layout" svg:width="0.626cm" svg:height="0.587cm" svg:x="15.955cm" svg:y="0.99cm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2" draw:layer="layout" svg:width="0.626cm" svg:height="0.587cm" svg:x="14.193cm" svg:y="0.99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6" draw:text-style-name="P4" draw:layer="layout" svg:width="2.685cm" svg:height="0.881cm" svg:x="14.37cm" svg:y="1.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4" draw:layer="layout" svg:width="0.626cm" svg:height="0.587cm" svg:x="15.374cm" svg:y="1.2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4" draw:layer="layout" svg:width="0.626cm" svg:height="0.587cm" svg:x="16.29cm" svg:y="1.2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4" draw:layer="layout" svg:width="0.626cm" svg:height="0.587cm" svg:x="14.528cm" svg:y="1.2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8" draw:text-style-name="P2" draw:layer="layout" svg:width="2.631cm" svg:height="0.743cm" svg:x="17.236cm" svg:y="0.108cm">
            <text:p text:style-name="P1"><text:span text:style-name="T1">sent_siz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0.626cm" svg:height="0.587cm" svg:x="18.656cm" svg:y="0.92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626cm" svg:height="0.587cm" svg:x="18.894cm" svg:y="1.125cm">
            <text:p/>
            <draw:enhanced-geometry svg:viewBox="0 0 21600 21600" draw:type="rectangle" draw:enhanced-path="M 0 0 L 21600 0 21600 21600 0 21600 0 0 Z N"/>
          </draw:custom-shape>
        </draw:g>
        <draw:connector draw:style-name="gr2" draw:text-style-name="P3" draw:layer="layout" draw:type="line" svg:x1="1.968cm" svg:y1="3.483cm" svg:x2="1.968cm" svg:y2="4.199cm" draw:start-shape="id2" draw:start-glue-point="2" draw:end-shape="id3" draw:end-glue-point="0" svg:d="M1968 3483v716" svg:viewBox="0 0 1 717">
          <text:p/>
        </draw:connector>
        <draw:custom-shape draw:style-name="gr1" draw:text-style-name="P2" xml:id="id4" draw:id="id4" draw:layer="layout" svg:width="3.175cm" svg:height="0.889cm" svg:x="3.781cm" svg:y="2.593cm">
          <text:p text:style-name="P1"><text:span text:style-name="T1">min-ma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175cm" svg:height="0.889cm" svg:x="3.781cm" svg:y="4.198cm">
          <text:p text:style-name="P1"><text:span text:style-name="T1">filte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.368cm" svg:y1="3.482cm" svg:x2="5.368cm" svg:y2="4.198cm" draw:start-shape="id4" draw:start-glue-point="2" draw:end-shape="id5" draw:end-glue-point="0" svg:d="M5368 3482v716" svg:viewBox="0 0 1 717">
          <text:p/>
        </draw:connector>
        <draw:custom-shape draw:style-name="gr1" draw:text-style-name="P2" xml:id="id6" draw:id="id6" draw:layer="layout" svg:width="3.175cm" svg:height="0.889cm" svg:x="7.181cm" svg:y="2.593cm">
          <text:p text:style-name="P1"><text:span text:style-name="T1">min-ma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.175cm" svg:height="0.889cm" svg:x="7.181cm" svg:y="4.198cm">
          <text:p text:style-name="P1"><text:span text:style-name="T1">filte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8.768cm" svg:y1="3.482cm" svg:x2="8.768cm" svg:y2="4.198cm" draw:start-shape="id6" draw:start-glue-point="2" draw:end-shape="id7" draw:end-glue-point="0" svg:d="M8768 3482v716" svg:viewBox="0 0 1 717">
          <text:p/>
        </draw:connector>
        <draw:custom-shape draw:style-name="gr1" draw:text-style-name="P2" xml:id="id8" draw:id="id8" draw:layer="layout" svg:width="3.175cm" svg:height="0.889cm" svg:x="10.581cm" svg:y="2.593cm">
          <text:p text:style-name="P1"><text:span text:style-name="T1">min-ma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3.175cm" svg:height="0.889cm" svg:x="10.581cm" svg:y="4.198cm">
          <text:p text:style-name="P1"><text:span text:style-name="T1">filte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.168cm" svg:y1="3.482cm" svg:x2="12.168cm" svg:y2="4.198cm" draw:start-shape="id8" draw:start-glue-point="2" draw:end-shape="id9" draw:end-glue-point="0" svg:d="M12168 3482v716" svg:viewBox="0 0 1 717">
          <text:p/>
        </draw:connector>
        <draw:custom-shape draw:style-name="gr1" draw:text-style-name="P2" xml:id="id10" draw:id="id10" draw:layer="layout" svg:width="3.175cm" svg:height="0.889cm" svg:x="13.981cm" svg:y="2.593cm">
          <text:p text:style-name="P1"><text:span text:style-name="T1">min-ma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3.175cm" svg:height="0.889cm" svg:x="13.981cm" svg:y="4.198cm">
          <text:p text:style-name="P1"><text:span text:style-name="T1">filte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5.568cm" svg:y1="3.482cm" svg:x2="15.568cm" svg:y2="4.198cm" draw:start-shape="id10" draw:start-glue-point="2" draw:end-shape="id11" draw:end-glue-point="0" svg:d="M15568 3482v716" svg:viewBox="0 0 1 717">
          <text:p/>
        </draw:connector>
        <draw:custom-shape draw:style-name="gr9" draw:text-style-name="P2" draw:layer="layout" svg:width="3.205cm" svg:height="0.889cm" svg:x="17.369cm" svg:y="2.593cm">
          <text:p text:style-name="P1"><text:span text:style-name="T1">min-max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rimson Text" svg:font-family="'Crimson Text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ar" style:country-complex="DZ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style-name="Regular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Ultrafine_20_Dashed" svg:stroke-width="0.03cm" svg:stroke-color="#000000" draw:marker-start="Arrow" draw:marker-start-width="0.13cm" draw:marker-start-center="true" draw:marker-end-width="0.13cm" draw:fill="none" draw:fill-gradient-name="Gradient_20_2" draw:fill-hatch-name="Hatching_20_1" draw:fill-image-name="Bitmap_20_1" draw:fill-image-width="0cm" draw:fill-image-height="0cm"/>
      <style:text-properties style:font-name="Nimbus Roman No9 L" fo:font-family="'Nimbus Roman No9 L'" style:font-style-name="Regular" style:font-family-generic="roman" style:font-pitch="variable" fo:font-size="14pt" style:font-name-complex="Nimbus Roman No9 L" style:font-family-complex="'Nimbus Roman No9 L'" style:font-style-name-complex="Regular" style:font-family-generic-complex="roman" style:font-pitch-complex="variable" style:font-size-complex="16pt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color="#000000" draw:fill="none" draw:fill-gradient-name="Gradient_20_3" draw:fill-hatch-name="Hatching_20_1" draw:fill-image-name="Bitmap_20_1"/>
      <style:text-properties style:font-name="Nimbus Roman No9 L" fo:font-family="'Nimbus Roman No9 L'" style:font-style-name="Regular" style:font-family-generic="roman" style:font-pitch="variable" fo:font-size="14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Nimbus Roman No9 L" fo:font-family="'Nimbus Roman No9 L'" style:font-style-name="Regular" style:font-family-generic="roman" style:font-pitch="variable" fo:font-size="14pt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Nimbus Roman No9 L" fo:font-family="'Nimbus Roman No9 L'" style:font-style-name="Regular" style:font-family-generic="roman" style:font-pitch="variable" fo:font-size="1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ne_5f_separate" style:display-name="line_separate" style:family="graphic" style:parent-style-name="objectwithoutfill">
      <style:graphic-properties draw:stroke="dash" draw:stroke-dash="Fine_20_Dashed" svg:stroke-width="0.203cm" draw:marker-start-width="0.508cm" draw:marker-end-width="0.508cm" draw:fill="none" draw:textarea-vertical-align="middle"/>
      <style:paragraph-properties fo:text-align="center"/>
    </style:style>
    <style:style style:name="Default2" style:family="graphic" style:parent-style-name="standard">
      <style:graphic-properties draw:stroke="solid" draw:stroke-dash="Dashed_20__28_var_29__20_4" svg:stroke-width="0cm" svg:stroke-color="#000000" draw:marker-start-width="0.2cm" draw:marker-start-center="false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ar" style:country-complex="DZ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0cm" fo:margin-bottom="0cm" fo:margin-left="0cm" fo:margin-right="0cm" fo:page-width="21.336cm" fo:page-height="14.42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/>
    <meta:initial-creator>Unknown</meta:initial-creator>
    <meta:editing-cycles>30</meta:editing-cycles>
    <dc:date>2019-08-24T15:21:09.017797922</dc:date>
    <meta:creation-date>2016-08-10T12:12:58</meta:creation-date>
    <meta:editing-duration>PT2H32M45S</meta:editing-duration>
    <meta:document-statistic meta:object-count="86"/>
    <meta:user-defined meta:name="email">kariminfo0@gmail.com</meta:user-defined>
  </office:meta>
</office:document-meta>
</file>